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1.375in"/>
          <style:tab-stop style:type="left" style:position="3.125in"/>
          <style:tab-stop style:type="left" style:position="4.5625in"/>
          <style:tab-stop style:type="left" style:position="5.625in"/>
        </style:tab-stops>
      </style:paragraph-properties>
    </style:style>
    <style:style style:name="T2" style:parent-style-name="DefaultParagraphFont" style:family="text">
      <style:text-properties style:text-position="super 63.6%"/>
    </style:style>
    <style:style style:name="T3" style:parent-style-name="DefaultParagraphFont" style:family="text">
      <style:text-properties style:text-position="super 63.6%"/>
    </style:style>
    <style:style style:name="T4" style:parent-style-name="DefaultParagraphFont" style:family="text">
      <style:text-properties style:text-position="super 63.6%"/>
    </style:style>
  </office:automatic-styles>
  <office:body>
    <office:text text:use-soft-page-breaks="true">
      <text:p text:style-name="P1">Normal<text:tab/>1<text:span text:style-name="T2">st</text:span><text:s/>tab stop<text:tab/>2<text:span text:style-name="T3">nd</text:span><text:s/>tab stop<text:tab/>3th tab stop<text:tab/>4<text:span text:style-name="T4">th</text:span><text:s/>tab sto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20T12:16:00Z</meta:creation-date>
    <dc:date>2018-01-20T12:17:00Z</dc:date>
    <meta:template xlink:href="Normal.dotm" xlink:type="simple"/>
    <meta:editing-cycles>2</meta:editing-cycles>
    <meta:editing-duration>PT60S</meta:editing-duration>
    <meta:document-statistic meta:page-count="1" meta:paragraph-count="1" meta:word-count="8" meta:character-count="58" meta:row-count="1" meta:non-whitespace-character-count="51"/>
  </office:meta>
</office:document-meta>
</file>